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Garamond1" svg:font-family="Garamond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2" style:family="table">
      <style:table-properties style:width="15.87cm" fo:margin-left="0cm" table:align="left" style:writing-mode="lr-tb"/>
    </style:style>
    <style:style style:name="Table12.A" style:family="table-column">
      <style:table-column-properties style:column-width="3.17cm"/>
    </style:style>
    <style:style style:name="Table12.B" style:family="table-column">
      <style:table-column-properties style:column-width="12.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06cm" table:align="margins"/>
    </style:style>
    <style:style style:name="Table9.A" style:family="table-column">
      <style:table-column-properties style:column-width="9.047cm" style:rel-column-width="34863*"/>
    </style:style>
    <style:style style:name="Table9.B" style:family="table-column">
      <style:table-column-properties style:column-width="2.614cm" style:rel-column-width="10074*"/>
    </style:style>
    <style:style style:name="Table9.C" style:family="table-column">
      <style:table-column-properties style:column-width="2.914cm" style:rel-column-width="11231*"/>
    </style:style>
    <style:style style:name="Table9.D" style:family="table-column">
      <style:table-column-properties style:column-width="2.431cm" style:rel-column-width="9367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D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06cm" table:align="margins"/>
    </style:style>
    <style:style style:name="Table1.A" style:family="table-column">
      <style:table-column-properties style:column-width="5.669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P1" style:family="paragraph" style:parent-style-name="Header">
      <style:paragraph-properties fo:padding="0.051cm" fo:border-left="none" fo:border-right="none" fo:border-top="none" fo:border-bottom="0.06pt solid #000000" style:shadow="none" style:writing-mode="page"/>
      <style:text-properties style:font-name="Garamond1" officeooo:rsid="000a1895" officeooo:paragraph-rsid="000a1895"/>
    </style:style>
    <style:style style:name="P2" style:family="paragraph" style:parent-style-name="Table_20_Contents">
      <style:paragraph-properties fo:text-align="justify" style:justify-single-word="false"/>
      <style:text-properties style:font-name="Garamond1" fo:font-size="10pt" style:font-size-asian="10pt" style:font-size-complex="10pt"/>
    </style:style>
    <style:style style:name="P3" style:family="paragraph" style:parent-style-name="Table_20_Contents">
      <style:paragraph-properties fo:text-align="justify" style:justify-single-word="false"/>
      <style:text-properties style:font-name="Garamond1" fo:font-size="10pt" officeooo:rsid="001722cf" officeooo:paragraph-rsid="001722cf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name="Garamond1" fo:font-size="10pt" officeooo:rsid="002ad9c5" officeooo:paragraph-rsid="002ad9c5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Garamond1" fo:font-size="10pt" fo:font-weight="bold" officeooo:rsid="001722cf" officeooo:paragraph-rsid="001722cf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Garamond" fo:font-size="12pt" officeooo:rsid="00340d14" officeooo:paragraph-rsid="002ad9c5" style:font-size-asian="12pt" style:font-size-complex="12pt"/>
    </style:style>
    <style:style style:name="P7" style:family="paragraph" style:parent-style-name="Table_20_Contents">
      <style:text-properties style:font-name="Garamond" fo:font-size="12pt" officeooo:rsid="0028aa17" officeooo:paragraph-rsid="002ad9c5" style:font-size-asian="12pt" style:font-size-complex="12pt"/>
    </style:style>
    <style:style style:name="P8" style:family="paragraph" style:parent-style-name="Table_20_Contents">
      <style:text-properties style:font-name="Garamond" fo:font-size="12pt" officeooo:rsid="0029d6cb" officeooo:paragraph-rsid="002ad9c5" style:font-size-asian="12pt" style:font-size-complex="12pt"/>
    </style:style>
    <style:style style:name="P9" style:family="paragraph" style:parent-style-name="Table_20_Contents">
      <style:text-properties style:font-name="Garamond" fo:font-size="12pt" officeooo:paragraph-rsid="002ad9c5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Garamond1" fo:font-size="12pt" officeooo:rsid="0008b7b5" officeooo:paragraph-rsid="0008b7b5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Garamond1" fo:font-size="12pt" officeooo:rsid="0008b7b5" officeooo:paragraph-rsid="002ad9c5" style:font-size-asian="12pt" style:font-size-complex="12pt"/>
    </style:style>
    <style:style style:name="P12" style:family="paragraph" style:parent-style-name="Standard">
      <style:text-properties style:font-name="Garamond1" fo:font-size="12pt" officeooo:rsid="0008b7b5" officeooo:paragraph-rsid="0008b7b5" style:font-size-asian="12pt" style:font-size-complex="12pt"/>
    </style:style>
    <style:style style:name="P13" style:family="paragraph" style:parent-style-name="Standard">
      <style:text-properties style:font-name="Garamond1" fo:font-size="12pt" officeooo:rsid="0008b7b5" officeooo:paragraph-rsid="002ad9c5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Garamond1" fo:font-size="10pt" officeooo:rsid="0008b7b5" officeooo:paragraph-rsid="002ad9c5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Garamond1" fo:font-size="10pt" officeooo:rsid="0008b7b5" officeooo:paragraph-rsid="000c97f2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Garamond1" fo:font-size="10pt" officeooo:rsid="000c97f2" officeooo:paragraph-rsid="000c97f2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Garamond1" fo:font-size="10pt" officeooo:rsid="000a1895" officeooo:paragraph-rsid="000c97f2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Garamond1" fo:font-size="10pt" officeooo:rsid="00147182" officeooo:paragraph-rsid="00147182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Garamond1" fo:font-size="10pt" officeooo:rsid="001722cf" officeooo:paragraph-rsid="001722cf" style:font-size-asian="10pt" style:font-size-complex="10pt"/>
    </style:style>
    <style:style style:name="P20" style:family="paragraph" style:parent-style-name="Standard">
      <style:paragraph-properties fo:text-align="center" style:justify-single-word="false"/>
      <style:text-properties style:font-name="Garamond1" fo:font-size="16pt" fo:font-weight="bold" officeooo:rsid="002ad9c5" officeooo:paragraph-rsid="002ad9c5" style:font-size-asian="16pt" style:font-weight-asian="bold" style:font-size-complex="16pt" style:font-weight-complex="bold"/>
    </style:style>
    <style:style style:name="P21" style:family="paragraph" style:parent-style-name="Footer">
      <style:paragraph-properties fo:padding="0.051cm" fo:border-left="none" fo:border-right="none" fo:border-top="0.06pt solid #000000" fo:border-bottom="none" style:shadow="none" style:writing-mode="page"/>
      <style:text-properties style:font-name="Garamond1" fo:font-size="8pt" officeooo:rsid="000a1895" officeooo:paragraph-rsid="002c201c" style:font-size-asian="8pt" style:font-size-complex="8pt"/>
    </style:style>
    <style:style style:name="P22" style:family="paragraph" style:parent-style-name="Standard" style:list-style-name="L1">
      <style:paragraph-properties fo:text-align="justify" style:justify-single-word="false"/>
      <style:text-properties fo:font-size="10pt" officeooo:paragraph-rsid="000c97f2" style:font-size-asian="10pt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Garamond1" fo:font-size="12pt" officeooo:rsid="0008b7b5" officeooo:paragraph-rsid="000c97f2" style:font-size-asian="12pt" style:font-size-complex="12pt"/>
    </style:style>
    <style:style style:name="T1" style:family="text">
      <style:text-properties officeooo:rsid="001a17dd"/>
    </style:style>
    <style:style style:name="T2" style:family="text">
      <style:text-properties officeooo:rsid="000aeb54"/>
    </style:style>
    <style:style style:name="T3" style:family="text">
      <style:text-properties style:font-name="Garamond1" fo:font-style="italic" officeooo:rsid="0008b7b5" style:font-style-asian="italic" style:font-style-complex="italic"/>
    </style:style>
    <style:style style:name="T4" style:family="text">
      <style:text-properties style:font-name="Garamond1" fo:font-style="italic" officeooo:rsid="000a1895" style:font-style-asian="italic" style:font-style-complex="italic"/>
    </style:style>
    <style:style style:name="T5" style:family="text">
      <style:text-properties style:font-name="Garamond1" officeooo:rsid="0008b7b5"/>
    </style:style>
    <style:style style:name="T6" style:family="text">
      <style:text-properties style:font-name="Garamond1" officeooo:rsid="000c97f2"/>
    </style:style>
    <style:style style:name="T7" style:family="text">
      <style:text-properties style:font-name="Garamond1" officeooo:rsid="000a1895"/>
    </style:style>
    <style:style style:name="T8" style:family="text">
      <style:text-properties style:font-name="Garamond1" officeooo:rsid="0028a1a2"/>
    </style:style>
    <style:style style:name="T9" style:family="text">
      <style:text-properties officeooo:rsid="001722cf"/>
    </style:style>
    <style:style style:name="T10" style:family="text">
      <style:text-properties officeooo:rsid="00253fda"/>
    </style:style>
    <style:style style:name="T11" style:family="text">
      <style:text-properties officeooo:rsid="00296171"/>
    </style:style>
    <style:style style:name="T12" style:family="text">
      <style:text-properties officeooo:rsid="002ad9c5"/>
    </style:style>
    <style:style style:name="T13" style:family="text">
      <style:text-properties officeooo:rsid="002c20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SPRINT RETROSPECT</text:p>
      <text:p text:style-name="P12"/>
      <text:p text:style-name="P13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6">Sprint No.</text:p>
          </table:table-cell>
          <table:table-cell table:style-name="Table12.B1" office:value-type="string">
            <text:p text:style-name="P9"/>
          </table:table-cell>
        </table:table-row>
        <table:table-row>
          <table:table-cell table:style-name="Table12.A2" office:value-type="string">
            <text:p text:style-name="P6">Project Name</text:p>
          </table:table-cell>
          <table:table-cell table:style-name="Table12.B2" office:value-type="string">
            <text:p text:style-name="P9"/>
          </table:table-cell>
        </table:table-row>
        <table:table-row>
          <table:table-cell table:style-name="Table12.A2" office:value-type="string">
            <text:p text:style-name="P7">Reviewer’s Name</text:p>
          </table:table-cell>
          <table:table-cell table:style-name="Table12.B2" office:value-type="string">
            <text:p text:style-name="P9"/>
          </table:table-cell>
        </table:table-row>
        <table:table-row>
          <table:table-cell table:style-name="Table12.A2" office:value-type="string">
            <text:p text:style-name="P8">Review Date</text:p>
          </table:table-cell>
          <table:table-cell table:style-name="Table12.B2" office:value-type="string">
            <text:p text:style-name="P9"/>
          </table:table-cell>
        </table:table-row>
      </table:table>
      <text:p text:style-name="P11"/>
      <text:p text:style-name="P14">This <text:span text:style-name="T12">sprint retrospect document</text:span> is designed to create an objective discussion about team performance <text:span text:style-name="T10">at each sprint</text:span>. <text:s/>It helps team members work out how well they are working at the moment and identify the areas they want to address to <text:span text:style-name="T2">help them perform better in the implementation, test and release of the software.</text:span></text:p>
      <text:p text:style-name="P10"/>
      <text:p text:style-name="P16">This assessment has four areas of concentration in terms of team performance, namely,:</text:p>
      <text:list xml:id="list3760583769" text:style-name="L1">
        <text:list-item>
          <text:p text:style-name="P22"><text:span text:style-name="T3">Purpose and Shared Direction</text:span><text:span text:style-name="T5">. <text:s/></text:span><text:span text:style-name="T6">A team that has a shared understanding of what they are trying to achieve, why and what success looks like, produces best outcomes. <text:s text:c="2"/>They show the way and model right behaviors- both in terms of direction and how people behave and work together.</text:span></text:p>
        </text:list-item>
      </text:list>
      <text:p text:style-name="P15"/>
      <text:list xml:id="list92418314277270" text:continue-numbering="true" text:style-name="L1">
        <text:list-item>
          <text:p text:style-name="P22"><text:span text:style-name="T4">Result-oriented</text:span><text:span text:style-name="T7">. <text:s/></text:span><text:span text:style-name="T6">A</text:span><text:span text:style-name="T7"> team pays attention to the things that matter and their proper direction. <text:s/>They make tough calls </text:span><text:span text:style-name="T6">and </text:span><text:span text:style-name="T8">consciously</text:span><text:span text:style-name="T7"> divide their time and stay focused on their joint goals.</text:span></text:p>
        </text:list-item>
      </text:list>
      <text:p text:style-name="P15"/>
      <text:list xml:id="list92417808205018" text:continue-numbering="true" text:style-name="L1">
        <text:list-item>
          <text:p text:style-name="P22"><text:span text:style-name="T4">Joint Accountability</text:span><text:span text:style-name="T7">. <text:s/></text:span><text:span text:style-name="T6">A t</text:span><text:span text:style-name="T7">eam’</text:span><text:span text:style-name="T6">s</text:span><text:span text:style-name="T7"> members take responsibility for their own part in delivering the team’s goals and helping others to achieve them. <text:s/>Failing to deliver or letting others down is not OK.</text:span></text:p>
        </text:list-item>
      </text:list>
      <text:p text:style-name="P17"/>
      <text:list xml:id="list92418234827547" text:continue-numbering="true" text:style-name="L1">
        <text:list-item>
          <text:p text:style-name="P22"><text:span text:style-name="T4">Team relationships</text:span><text:span text:style-name="T7">. <text:s text:c="2"/>Everyone treats each other with respect, is open on uncomfortable issues and takes time to understand others’ needs. <text:s/>It’s OK to admit mistakes and weaknesses.</text:span></text:p>
        </text:list-item>
      </text:list>
      <text:p text:style-name="P23"/>
      <text:p text:style-name="P18">Decide as a team the level of <text:span text:style-name="T11">strength</text:span> the team has for each area of team effectiveness. <text:s text:c="2"/><text:span text:style-name="T9">Place a check mark at the appropriate level of strength.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2"/>
          </table:table-cell>
          <table:table-cell table:style-name="Table9.A1" office:value-type="string">
            <text:p text:style-name="P5">Strong</text:p>
          </table:table-cell>
          <table:table-cell table:style-name="Table9.A1" office:value-type="string">
            <text:p text:style-name="P5">Mixed</text:p>
          </table:table-cell>
          <table:table-cell table:style-name="Table9.D1" office:value-type="string">
            <text:p text:style-name="P5">Weak</text:p>
          </table:table-cell>
        </table:table-row>
        <table:table-row>
          <table:table-cell table:style-name="Table9.A2" office:value-type="string">
            <text:p text:style-name="P3">Purpose and Shared Direction</text:p>
          </table:table-cell>
          <table:table-cell table:style-name="Table9.A2" office:value-type="string">
            <text:p text:style-name="P2"/>
          </table:table-cell>
          <table:table-cell table:style-name="Table9.A2" office:value-type="string">
            <text:p text:style-name="P2"/>
          </table:table-cell>
          <table:table-cell table:style-name="Table9.D2" office:value-type="string">
            <text:p text:style-name="P2"/>
          </table:table-cell>
        </table:table-row>
        <table:table-row>
          <table:table-cell table:style-name="Table9.A2" office:value-type="string">
            <text:p text:style-name="P3">Result-oriented</text:p>
          </table:table-cell>
          <table:table-cell table:style-name="Table9.A2" office:value-type="string">
            <text:p text:style-name="P2"/>
          </table:table-cell>
          <table:table-cell table:style-name="Table9.A2" office:value-type="string">
            <text:p text:style-name="P2"/>
          </table:table-cell>
          <table:table-cell table:style-name="Table9.D2" office:value-type="string">
            <text:p text:style-name="P2"/>
          </table:table-cell>
        </table:table-row>
        <table:table-row>
          <table:table-cell table:style-name="Table9.A2" office:value-type="string">
            <text:p text:style-name="P3">Joint Accountability</text:p>
          </table:table-cell>
          <table:table-cell table:style-name="Table9.A2" office:value-type="string">
            <text:p text:style-name="P2"/>
          </table:table-cell>
          <table:table-cell table:style-name="Table9.A2" office:value-type="string">
            <text:p text:style-name="P2"/>
          </table:table-cell>
          <table:table-cell table:style-name="Table9.D2" office:value-type="string">
            <text:p text:style-name="P2"/>
          </table:table-cell>
        </table:table-row>
        <table:table-row>
          <table:table-cell table:style-name="Table9.A2" office:value-type="string">
            <text:p text:style-name="P3">Team Relationship</text:p>
          </table:table-cell>
          <table:table-cell table:style-name="Table9.A2" office:value-type="string">
            <text:p text:style-name="P2"/>
          </table:table-cell>
          <table:table-cell table:style-name="Table9.A2" office:value-type="string">
            <text:p text:style-name="P2"/>
          </table:table-cell>
          <table:table-cell table:style-name="Table9.D2" office:value-type="string">
            <text:p text:style-name="P2"/>
          </table:table-cell>
        </table:table-row>
      </table:table>
      <text:p text:style-name="P18"/>
      <text:p text:style-name="P18"/>
      <text:p text:style-name="P19">Having <text:span text:style-name="T12">rated</text:span> your group’s <text:span text:style-name="T12">team effectiveness,</text:span> reflect and write down the team’s thoughts in response to the following questions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What do we need to START doing?</text:p>
          </table:table-cell>
          <table:table-cell table:style-name="Table1.A1" office:value-type="string">
            <text:p text:style-name="P4">What do we need to CONTINUE doing?</text:p>
          </table:table-cell>
          <table:table-cell table:style-name="Table1.C1" office:value-type="string">
            <text:p text:style-name="P4">What do we need to STOP doing?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Garamond1" svg:font-family="Garamond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PH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51cm" fo:border-left="none" fo:border-right="none" fo:border-top="none" fo:border-bottom="0.06pt solid #000000" style:shadow="none" style:writing-mode="page"/>
      <style:text-properties style:font-name="Garamond1" officeooo:rsid="000a1895" officeooo:paragraph-rsid="000a1895"/>
    </style:style>
    <style:style style:name="MP2" style:family="paragraph" style:parent-style-name="Footer">
      <style:paragraph-properties fo:padding="0.051cm" fo:border-left="none" fo:border-right="none" fo:border-top="0.06pt solid #000000" fo:border-bottom="none" style:shadow="none" style:writing-mode="page"/>
      <style:text-properties style:font-name="Garamond1" fo:font-size="8pt" officeooo:rsid="000a1895" officeooo:paragraph-rsid="002c201c" style:font-size-asian="8pt" style:font-size-complex="8pt"/>
    </style:style>
    <style:style style:name="MT1" style:family="text">
      <style:text-properties officeooo:rsid="001a17dd"/>
    </style:style>
    <style:style style:name="MT2" style:family="text">
      <style:text-properties officeooo:rsid="002c201c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oftware Engineering <text:s/><text:span text:style-name="MT1">II</text:span></text:p>
      </style:header>
      <style:footer>
        <text:p text:style-name="MP2"><text:span text:style-name="MT2">Sprint Retrospect</text:span><text:tab/><text:tab/>Page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0:46:39.107255000</meta:creation-date>
    <dc:date>2019-01-23T09:20:57.120138091</dc:date>
    <meta:editing-duration>PT3H6M16S</meta:editing-duration>
    <meta:editing-cycles>27</meta:editing-cycles>
    <meta:generator>LibreOffice_Vanilla/6.1.3.5$MacOSX_X86_64 LibreOffice_project/15843ed45a7b807506f7cf3529f9e15dd77e4b8b</meta:generator>
    <meta:print-date>2019-01-23T08:55:25.046165647</meta:print-date>
    <meta:document-statistic meta:table-count="3" meta:image-count="0" meta:object-count="0" meta:page-count="1" meta:paragraph-count="25" meta:word-count="302" meta:character-count="1832" meta:non-whitespace-character-count="1544"/>
  </office:meta>
</office:document-meta>
</file>